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3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stab_es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estado_nuevo</text:p>
          </table:table-cell>
          <table:table-cell table:style-name="Default" office:value-type="string" calcext:value-type="string">
            <text:p>cve_ent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table:style-name="ce1" office:value-type="string" calcext:value-type="string">
            <text:p>Aguascalientes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Baja California Su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Coahuila de Zaragoz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im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MICHOACAN</text:p>
          </table:table-cell>
          <table:table-cell office:value-type="string" calcext:value-type="string">
            <text:p>Michoacán de Ocampo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NUEVO LEON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QUERETA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Sinaloa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Tamaulipas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laxcala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string" calcext:value-type="string">
            <text:p>Yucatán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32</text:p>
          </table:table-cell>
        </table:table-row>
      </table:table>
      <table:table table:name="Hoja2" table:style-name="ta1"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estado_nuevo</text:p>
          </table:table-cell>
          <table:table-cell table:style-name="Default" office:value-type="string" calcext:value-type="string">
            <text:p>cve_ent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table:style-name="ce1" office:value-type="string" calcext:value-type="string">
            <text:p>Aguascalientes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Baja California Sur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Coahuila de Zaragoz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im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MICHOACAN</text:p>
          </table:table-cell>
          <table:table-cell office:value-type="string" calcext:value-type="string">
            <text:p>Michoacán de Ocampo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NUEVO LEON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QUERETA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Sinaloa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TAMAULIPAS</text:p>
          </table:table-cell>
          <table:table-cell office:value-type="string" calcext:value-type="string">
            <text:p>Tamaulipas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laxcala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acruz de Ignacio de la Llave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string" calcext:value-type="string">
            <text:p>Yucatán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32</text:p>
          </table:table-cell>
        </table:table-row>
      </table:table>
      <table:named-expressions/>
      <table:database-ranges>
        <table:database-range table:name="__Anonymous_Sheet_DB__1" table:target-range-address="Hoja2.A1:Hoja2.C3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5T01:19:32.542765596</dc:date>
    <meta:editing-duration>PT2H26M8S</meta:editing-duration>
    <meta:editing-cycles>3</meta:editing-cycles>
    <meta:document-statistic meta:table-count="2" meta:cell-count="198" meta:object-count="0"/>
  </office:meta>
</office:document-meta>
</file>